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6.7938in" fo:margin-left="-0.075in" fo:margin-top="0in" fo:margin-bottom="0in" table:align="left" style:writing-mode="lr-tb"/>
    </style:style>
    <style:style style:name="Table1.A" style:family="table-column">
      <style:table-column-properties style:column-width="1.3972in"/>
    </style:style>
    <style:style style:name="Table1.B" style:family="table-column">
      <style:table-column-properties style:column-width="0.6403in"/>
    </style:style>
    <style:style style:name="Table1.C" style:family="table-column">
      <style:table-column-properties style:column-width="1.3507in"/>
    </style:style>
    <style:style style:name="Table1.D" style:family="table-column">
      <style:table-column-properties style:column-width="1.9528in"/>
    </style:style>
    <style:style style:name="Table1.E" style:family="table-column">
      <style:table-column-properties style:column-width="1.4528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20"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5.0188in" fo:margin-left="-0.075in" fo:margin-top="0in" fo:margin-bottom="0in" table:align="left" style:writing-mode="lr-tb"/>
    </style:style>
    <style:style style:name="Table2.A" style:family="table-column">
      <style:table-column-properties style:column-width="0.8597in"/>
    </style:style>
    <style:style style:name="Table2.B" style:family="table-column">
      <style:table-column-properties style:column-width="0.8604in"/>
    </style:style>
    <style:style style:name="Table2.C" style:family="table-column">
      <style:table-column-properties style:column-width="0.5215in"/>
    </style:style>
    <style:style style:name="Table2.F" style:family="table-column">
      <style:table-column-properties style:column-width="1.1188in"/>
    </style:style>
    <style:style style:name="Table2.G" style:family="table-column">
      <style:table-column-properties style:column-width="0.6146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A3" style:family="table-cell">
      <style:table-cell-properties style:vertical-align="" fo:padding-left="0.075in" fo:padding-right="0.075in" fo:padding-top="0in" fo:padding-bottom="0in" fo:border-left="none" fo:border-right="none" fo:border-top="0.5pt solid #000001" fo:border-bottom="0.5pt solid #000001"/>
    </style:style>
    <style:style style:name="Table2.A11"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2.7in" fo:margin-left="-0.075in" fo:margin-top="0in" fo:margin-bottom="0in" table:align="left" style:writing-mode="lr-tb"/>
    </style:style>
    <style:style style:name="Table3.A" style:family="table-column">
      <style:table-column-properties style:column-width="1.4542in"/>
    </style:style>
    <style:style style:name="Table3.B" style:family="table-column">
      <style:table-column-properties style:column-width="1.2451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11"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7.3854in" fo:margin-left="-0.075in" fo:margin-top="0in" fo:margin-bottom="0in" table:align="left" style:writing-mode="lr-tb"/>
    </style:style>
    <style:style style:name="Table4.A" style:family="table-column">
      <style:table-column-properties style:column-width="5.4861in"/>
    </style:style>
    <style:style style:name="Table4.B" style:family="table-column">
      <style:table-column-properties style:column-width="1.8986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13"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Text_20_body">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5"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6"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7"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8" style:family="paragraph" style:parent-style-name="Standard">
      <style:paragraph-properties fo:margin-left="0in" fo:margin-right="0in" fo:text-indent="0in" style:auto-text-indent="false"/>
      <style:text-properties fo:color="#000000" style:font-name="Times New Roman" fo:font-size="10.5pt" fo:language="en" fo:country="US" style:font-size-asian="10.5pt" style:language-asian="en" style:country-asian="US"/>
    </style:style>
    <style:style style:name="P9" style:family="paragraph" style:parent-style-name="Standard">
      <style:paragraph-properties fo:margin-left="0in" fo:margin-right="0in" fo:text-indent="0in" style:auto-text-indent="false">
        <style:tab-stops/>
      </style:paragraph-properties>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align="center" style:justify-single-word="false" fo:text-indent="0in" style:auto-text-indent="false">
        <style:tab-stops/>
      </style:paragraph-properties>
    </style:style>
    <style:style style:name="P12" style:family="paragraph" style:parent-style-name="Standard">
      <style:paragraph-properties fo:margin-left="0in" fo:margin-right="0in" fo:text-indent="0in" style:auto-text-indent="false"/>
      <style:text-properties style:font-name="Times New Roman" fo:font-size="10pt" fo:font-weight="bold" style:font-size-asian="10pt" style:font-weight-asian="bold"/>
    </style:style>
    <style:style style:name="P13" style:family="paragraph" style:parent-style-name="Heading_20_5">
      <style:paragraph-properties fo:margin-left="0in" fo:margin-right="0in" fo:text-indent="0in" style:auto-text-indent="false">
        <style:tab-stops/>
      </style:paragraph-properties>
      <style:text-properties style:font-name="Times New Roman" fo:font-weight="normal" style:font-weight-asian="normal"/>
    </style:style>
    <style:style style:name="P14" style:family="paragraph" style:parent-style-name="Heading_20_5">
      <style:paragraph-properties fo:margin-left="0in" fo:margin-right="0in" fo:text-align="center" style:justify-single-word="false" fo:text-indent="0in" style:auto-text-indent="false">
        <style:tab-stops/>
      </style:paragraph-properties>
    </style:style>
    <style:style style:name="P15" style:family="paragraph" style:parent-style-name="Heading_20_5">
      <style:paragraph-properties fo:margin-left="0in" fo:margin-right="0in" fo:text-indent="0in" style:auto-text-indent="false">
        <style:tab-stops/>
      </style:paragraph-properties>
    </style:style>
    <style:style style:name="P16" style:family="paragraph" style:parent-style-name="Heading_20_3">
      <style:paragraph-properties fo:margin-left="0in" fo:margin-right="0in" fo:text-indent="0in" style:auto-text-indent="false"/>
    </style:style>
    <style:style style:name="P17" style:family="paragraph" style:parent-style-name="Heading_20_1">
      <style:paragraph-properties fo:margin-left="0in" fo:margin-right="0in" fo:text-align="center" style:justify-single-word="false" fo:text-indent="0in" style:auto-text-indent="false">
        <style:tab-stops/>
      </style:paragraph-properties>
    </style:style>
    <style:style style:name="P18" style:family="paragraph" style:parent-style-name="Heading_20_1">
      <style:paragraph-properties fo:margin-left="0in" fo:margin-right="0in" fo:text-indent="0in" style:auto-text-indent="false">
        <style:tab-stops/>
      </style:paragraph-properties>
    </style:style>
    <style:style style:name="P19" style:family="paragraph" style:parent-style-name="Heading_20_2">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8pt" fo:language="en" fo:country="US" style:font-size-asian="18pt" style:language-asian="en" style:country-asian="US"/>
    </style:style>
    <style:style style:name="T6" style:family="text">
      <style:text-properties fo:color="#000000" style:font-name="Times New Roman" fo:font-size="10pt" fo:language="en" fo:country="US" style:font-size-asian="10pt" style:language-asian="en" style:country-asian="US"/>
    </style:style>
    <style:style style:name="T7" style:family="text">
      <style:text-properties fo:color="#000000" style:font-name="Times New Roman" fo:font-size="10pt" fo:language="en" fo:country="US" fo:font-weight="bold" style:font-size-asian="10pt" style:language-asian="en" style:country-asian="US" style:font-weight-asian="bold"/>
    </style:style>
    <style:style style:name="T8" style:family="text">
      <style:text-properties fo:color="#000000" style:font-name="Times New Roman" fo:font-size="10pt" fo:language="en" fo:country="US" fo:font-style="italic" style:font-size-asian="10pt" style:language-asian="en" style:country-asian="US" style:font-style-asian="italic"/>
    </style:style>
    <style:style style:name="T9" style:family="text">
      <style:text-properties fo:color="#000000" style:font-name="Times New Roman" fo:font-size="18pt" fo:language="en" fo:country="US" style:font-size-asian="18pt" style:language-asian="en" style:country-asian="US"/>
    </style:style>
    <style:style style:name="T10" style:family="text">
      <style:text-properties fo:color="#000000" style:font-name="Times New Roman" fo:font-size="12pt" fo:language="en" fo:country="US" style:font-size-asian="12pt" style:language-asian="en" style:country-asian="US"/>
    </style:style>
    <style:style style:name="T11" style:family="text">
      <style:text-properties fo:color="#000000" style:font-name="Times New Roman"/>
    </style:style>
    <style:style style:name="T12" style:family="text">
      <style:text-properties fo:color="#000000" style:font-name="Times New Roman" fo:font-weight="normal" style:font-weight-asian="normal"/>
    </style:style>
    <style:style style:name="T13" style:family="text">
      <style:text-properties fo:color="#000000" style:font-name="Times New Roman" fo:font-size="10.5pt" fo:language="en" fo:country="US" style:font-size-asian="10.5pt" style:language-asian="en" style:country-asian="US"/>
    </style:style>
    <style:style style:name="T14"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his material is Open Game Content, and is licensed for public use under the terms of the Open Game License v1.0a.</text:span></text:p>
      <text:h text:style-name="P16" text:outline-level="3"><text:span text:style-name="T5">IMPROVING MONSTERS</text:span></text:h>
      <text:p text:style-name="P3"><text:span text:style-name="T6">Each of the monster entries describes a typical creature of its kind. However, there are several methods by which extraordinary or unique monsters can be created using a typical creature as the foundation: by adding character classes, increasing a monster’s Hit Dice, or by adding a template to a monster. These methods are not mutually exclusive—it’s possible for a monster with a template to be improved by both increasing its Hit Dice and adding character class levels.</text:span></text:p>
      <text:p text:style-name="P3"><text:span text:style-name="T7">Class Levels:</text:span><text:span text:style-name="T6"> Intelligent creatures that are reasonably humanoid in shape most commonly advance by adding class levels. Creatures that fall into this category have an entry of “By character class” in their Advancement line. When a monster adds a class level, that level usually represents an increase in experience and learned skills and capabilities.</text:span></text:p>
      <text:p text:style-name="P3"><text:span text:style-name="T7">Increased Hit Dice:</text:span><text:span text:style-name="T6"> Intelligent creatures that are not humanoid in shape, and nonintelligent monsters, can advance by increasing their Hit Dice. Creatures with increased Hit Dice are usually superior specimens of their race, bigger and more powerful than their run-of-the-mill fellows.</text:span></text:p>
      <text:p text:style-name="P3"><text:span text:style-name="T7">Templates:</text:span><text:span text:style-name="T6"> Both intelligent and nonintelligent creatures with an unusual heritage or an inflicted change in their essential nature may be modified with a template. Templates usually result in tougher monsters with capabilities that differ from those of their common kin.</text:span></text:p>
      <text:p text:style-name="P3"><text:span text:style-name="T6">Each of these three methods for improving monsters is discussed in more detail below.</text:span></text:p>
      <text:p text:style-name="P5"/>
      <text:p text:style-name="P3"><text:span text:style-name="T9">ABILITY SCORE ARRAYS</text:span></text:p>
      <text:p text:style-name="P3"><text:span text:style-name="T6">Monsters are assumed to have completely average (or standard) ability scores—a 10 or an 11 in each ability, as modified by their racial bonuses. However, improved monsters are individuals and often have better than normal ability scores, and usually make use of either the elite array or the nonelite array of ability scores. Monsters who improve by adding a template, and monsters who improve by increasing their Hit Dice, may use any of the three arrays (standard, nonelite, or elite). Any monster unique enough to be improved could easily be considered elite.</text:span></text:p>
      <text:p text:style-name="P3"><text:span text:style-name="T7">Elite Array: </text:span><text:span text:style-name="T6">The elite array is 15, 14, 13, 12, 10, 8. While the monster has one weakness compared to a typical member of its race, it is significantly better overall. The elite array is most appropriate for monsters who add levels in a player character class.</text:span></text:p>
      <text:p text:style-name="P3"><text:span text:style-name="T7">Nonelite Array:</text:span><text:span text:style-name="T6"> The nonelite array is 13, 12, 11, 10, 9, 8. The nonelite array does not necessarily make a monster better than normal, but it does customize the monster as an individual with strengths and weaknesses compared to a typical member of its race. The nonelite array is most appropriate for monsters who add class levels in a NPC class.</text:span></text:p>
      <text:p text:style-name="P3"><text:span text:style-name="T7">Ability Score Improvement:</text:span><text:span text:style-name="T6"> Treat monster Hit Dice the same as character level for determining ability score increases. This only applies to Hit Dice increases, monsters do not gain ability score increases for levels they “already reached” with their racial Hit Dice, since these adjustments are included in their basic ability scores.</text:span></text:p>
      <text:p text:style-name="P5"/>
      <text:p text:style-name="P3"><text:span text:style-name="T9">MONSTERS AND CLASS LEVELS</text:span></text:p>
      <text:p text:style-name="P3"><text:span text:style-name="T6">If a creature acquires a character class, it follows the rules for multiclass characters</text:span><text:span text:style-name="T8">.</text:span></text:p>
      <text:p text:style-name="P3"><text:span text:style-name="T6">The creature’s Hit Dice equal the number of class levels it has plus its racial Hit Dice. A creature’s “monster class” is always a favored class, and the creature never takes XP penalties for having it. Additional Hit Dice gained from taking levels in a character class never affect a creature’s size.</text:span></text:p>
      <text:p text:style-name="P3"><text:span text:style-name="T7">Humanoids and Class Levels:</text:span><text:span text:style-name="T6"> Creatures with 1 or less HD replace their monster levels with their character levels. The monster loses the attack bonus, saving throw bonuses, skills, and feats granted by its 1 monster HD and gains the attack bonus, save bonuses, skills, feats, and other class abilities of a 1st-level character of the appropriate class.</text:span></text:p>
      <text:p text:style-name="P3"><text:span text:style-name="T7">Level Adjustment and Effective Character Level:</text:span><text:span text:style-name="T6"> To determine the effective character level (ECL) of a monster character, add its level adjustment to its racial Hit Dice and character class levels. The monster is considered to have experience points equal to the minimum needed to be a character of its ECL. </text:span></text:p>
      <text:p text:style-name="P3"><text:span text:style-name="T6">If you choose to equip a monster with gear, use its ECL as its character level for purposes of determining how much equipment it can purchase. Generally, only monsters with an Advancement entry of “By character class” receive NPC gear; other creatures adding character levels should be treated as monsters of the appropriate CR and assigned treasure, not equipment.</text:span></text:p>
      <text:p text:style-name="P3"><text:soft-page-break/><text:span text:style-name="T7">Feat Acquisition and Ability Score Increases:</text:span><text:span text:style-name="T6"> A monster’s total Hit Dice, not its ECL, govern its acquisition of feats and ability score increases. </text:span></text:p>
      <text:p text:style-name="P5"/>
      <text:p text:style-name="P3"><text:span text:style-name="T9">INCREASING HIT DICE</text:span></text:p>
      <text:p text:style-name="P3"><text:span text:style-name="T6">As its Hit Dice increase, a creature’s attack bonuses and saving throw modifiers might improve. It gains more feats and skills, depending on its type, as shown on Table: Creature Improvement by Type.</text:span></text:p>
      <text:p text:style-name="P3"><text:span text:style-name="T6">Note that if a creature acquires a character class, it improves according to its class, not its type.</text:span></text:p>
      <text:p text:style-name="P5"/>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table:number-columns-spanned="5" office:value-type="string">
            <text:p text:style-name="P9"><text:span text:style-name="T3">Table: Creature Improvement by Type</text:span></text:p>
          </table:table-cell>
          <table:covered-table-cell/>
          <table:covered-table-cell/>
          <table:covered-table-cell/>
          <table:covered-table-cell/>
        </table:table-row>
        <table:table-row table:style-name="Table1.2">
          <table:table-cell table:style-name="Table1.A2" office:value-type="string">
            <text:h text:style-name="P13" text:outline-level="5"/>
          </table:table-cell>
          <table:table-cell table:style-name="Table1.A2" office:value-type="string">
            <text:h text:style-name="P14" text:outline-level="5"><text:span text:style-name="T4">Hit Die</text:span></text:h>
          </table:table-cell>
          <table:table-cell table:style-name="Table1.A2" office:value-type="string">
            <text:h text:style-name="P15" text:outline-level="5"><text:span text:style-name="T4">Attack Bonus</text:span></text:h>
          </table:table-cell>
          <table:table-cell table:style-name="Table1.A2" office:value-type="string">
            <text:h text:style-name="P15" text:outline-level="5"><text:span text:style-name="T4">Good Saving Throws</text:span></text:h>
          </table:table-cell>
          <table:table-cell table:style-name="Table1.A2" office:value-type="string">
            <text:h text:style-name="P15" text:outline-level="5"><text:span text:style-name="T4">Skill Points*</text:span></text:h>
          </table:table-cell>
        </table:table-row>
        <table:table-row table:style-name="Table1.2">
          <table:table-cell table:style-name="Table1.A2" office:value-type="string">
            <text:p text:style-name="P3"><text:span text:style-name="T4">Aberration</text:span></text:p>
          </table:table-cell>
          <table:table-cell table:style-name="Table1.A2" office:value-type="string">
            <text:p text:style-name="P10"><text:span text:style-name="T4">d8</text:span></text:p>
          </table:table-cell>
          <table:table-cell table:style-name="Table1.A2" office:value-type="string">
            <text:p text:style-name="P3"><text:span text:style-name="T4">HD x3/4 (as cleric)</text:span></text:p>
          </table:table-cell>
          <table:table-cell table:style-name="Table1.A2" office:value-type="string">
            <text:p text:style-name="P3"><text:span text:style-name="T4">Will</text:span></text:p>
          </table:table-cell>
          <table:table-cell table:style-name="Table1.A2" office:value-type="string">
            <text:p text:style-name="P3"><text:span text:style-name="T4">2 + Int mod per HD</text:span></text:p>
          </table:table-cell>
        </table:table-row>
        <table:table-row table:style-name="Table1.2">
          <table:table-cell table:style-name="Table1.A2" office:value-type="string">
            <text:p text:style-name="P3"><text:span text:style-name="T4">Animal</text:span></text:p>
          </table:table-cell>
          <table:table-cell table:style-name="Table1.A2" office:value-type="string">
            <text:p text:style-name="P10"><text:span text:style-name="T4">d8</text:span></text:p>
          </table:table-cell>
          <table:table-cell table:style-name="Table1.A2" office:value-type="string">
            <text:p text:style-name="P3"><text:span text:style-name="T4">HD x3/4 (as cleric)</text:span></text:p>
          </table:table-cell>
          <table:table-cell table:style-name="Table1.A2" office:value-type="string">
            <text:p text:style-name="P3"><text:span text:style-name="T4">Fort, Ref (and sometimes Will)</text:span></text:p>
          </table:table-cell>
          <table:table-cell table:style-name="Table1.A2" office:value-type="string">
            <text:p text:style-name="P3"><text:span text:style-name="T4">2 + Int mod per HD</text:span></text:p>
          </table:table-cell>
        </table:table-row>
        <table:table-row table:style-name="Table1.2">
          <table:table-cell table:style-name="Table1.A2" office:value-type="string">
            <text:p text:style-name="P3"><text:span text:style-name="T4">Construct</text:span></text:p>
          </table:table-cell>
          <table:table-cell table:style-name="Table1.A2" office:value-type="string">
            <text:p text:style-name="P10"><text:span text:style-name="T4">d10</text:span></text:p>
          </table:table-cell>
          <table:table-cell table:style-name="Table1.A2" office:value-type="string">
            <text:p text:style-name="P3"><text:span text:style-name="T4">HD x3/4 (as cleric)</text:span></text:p>
          </table:table-cell>
          <table:table-cell table:style-name="Table1.A2" office:value-type="string">
            <text:p text:style-name="P3"><text:span text:style-name="T4">—</text:span></text:p>
          </table:table-cell>
          <table:table-cell table:style-name="Table1.A2" office:value-type="string">
            <text:p text:style-name="P3"><text:span text:style-name="T4">2 + Int mod per HD**</text:span></text:p>
          </table:table-cell>
        </table:table-row>
        <table:table-row table:style-name="Table1.2">
          <table:table-cell table:style-name="Table1.A2" office:value-type="string">
            <text:p text:style-name="P3"><text:span text:style-name="T4">Dragon</text:span></text:p>
          </table:table-cell>
          <table:table-cell table:style-name="Table1.A2" office:value-type="string">
            <text:p text:style-name="P10"><text:span text:style-name="T4">d12</text:span></text:p>
          </table:table-cell>
          <table:table-cell table:style-name="Table1.A2" office:value-type="string">
            <text:p text:style-name="P3"><text:span text:style-name="T4">HD (as fighter)</text:span></text:p>
          </table:table-cell>
          <table:table-cell table:style-name="Table1.A2" office:value-type="string">
            <text:p text:style-name="P3"><text:span text:style-name="T4">Fort, Ref, Will</text:span></text:p>
          </table:table-cell>
          <table:table-cell table:style-name="Table1.A2" office:value-type="string">
            <text:p text:style-name="P3"><text:span text:style-name="T4">6 + Int mod per HD</text:span></text:p>
          </table:table-cell>
        </table:table-row>
        <table:table-row table:style-name="Table1.2">
          <table:table-cell table:style-name="Table1.A2" office:value-type="string">
            <text:p text:style-name="P3"><text:span text:style-name="T4">Elemental</text:span></text:p>
          </table:table-cell>
          <table:table-cell table:style-name="Table1.A2" office:value-type="string">
            <text:p text:style-name="P10"><text:span text:style-name="T4">d8</text:span></text:p>
          </table:table-cell>
          <table:table-cell table:style-name="Table1.A2" office:value-type="string">
            <text:p text:style-name="P3"><text:span text:style-name="T4">HD x3/4 (as cleric)</text:span></text:p>
          </table:table-cell>
          <table:table-cell table:style-name="Table1.A2" office:value-type="string">
            <text:p text:style-name="P3"><text:span text:style-name="T4">Ref (Air, Fire), or </text:span></text:p>
            <text:p text:style-name="P3"><text:span text:style-name="T4">Fort (Earth, Water)</text:span></text:p>
          </table:table-cell>
          <table:table-cell table:style-name="Table1.A2" office:value-type="string">
            <text:p text:style-name="P3"><text:span text:style-name="T4">2 + Int mod per HD</text:span></text:p>
          </table:table-cell>
        </table:table-row>
        <table:table-row table:style-name="Table1.2">
          <table:table-cell table:style-name="Table1.A2" office:value-type="string">
            <text:p text:style-name="P3"><text:span text:style-name="T4">Fey</text:span></text:p>
          </table:table-cell>
          <table:table-cell table:style-name="Table1.A2" office:value-type="string">
            <text:p text:style-name="P10"><text:span text:style-name="T4">d6</text:span></text:p>
          </table:table-cell>
          <table:table-cell table:style-name="Table1.A2" office:value-type="string">
            <text:p text:style-name="P3"><text:span text:style-name="T4">HD x1/2 (as wizard)</text:span></text:p>
          </table:table-cell>
          <table:table-cell table:style-name="Table1.A2" office:value-type="string">
            <text:p text:style-name="P3"><text:span text:style-name="T4">Ref, Will</text:span></text:p>
          </table:table-cell>
          <table:table-cell table:style-name="Table1.A2" office:value-type="string">
            <text:p text:style-name="P3"><text:span text:style-name="T4">6 + Int mod per HD</text:span></text:p>
          </table:table-cell>
        </table:table-row>
        <table:table-row table:style-name="Table1.2">
          <table:table-cell table:style-name="Table1.A2" office:value-type="string">
            <text:p text:style-name="P3"><text:span text:style-name="T4">Giant</text:span></text:p>
          </table:table-cell>
          <table:table-cell table:style-name="Table1.A2" office:value-type="string">
            <text:p text:style-name="P10"><text:span text:style-name="T4">d8</text:span></text:p>
          </table:table-cell>
          <table:table-cell table:style-name="Table1.A2" office:value-type="string">
            <text:p text:style-name="P3"><text:span text:style-name="T4">HD x3/4 (as cleric)</text:span></text:p>
          </table:table-cell>
          <table:table-cell table:style-name="Table1.A2" office:value-type="string">
            <text:p text:style-name="P3"><text:span text:style-name="T4">Fort</text:span></text:p>
          </table:table-cell>
          <table:table-cell table:style-name="Table1.A2" office:value-type="string">
            <text:p text:style-name="P3"><text:span text:style-name="T4">2 + Int mod per HD</text:span></text:p>
          </table:table-cell>
        </table:table-row>
        <table:table-row table:style-name="Table1.2">
          <table:table-cell table:style-name="Table1.A2" office:value-type="string">
            <text:p text:style-name="P3"><text:span text:style-name="T4">Humanoid</text:span></text:p>
          </table:table-cell>
          <table:table-cell table:style-name="Table1.A2" office:value-type="string">
            <text:p text:style-name="P10"><text:span text:style-name="T4">d8</text:span></text:p>
          </table:table-cell>
          <table:table-cell table:style-name="Table1.A2" office:value-type="string">
            <text:p text:style-name="P3"><text:span text:style-name="T4">HD x3/4 (as cleric)</text:span></text:p>
          </table:table-cell>
          <table:table-cell table:style-name="Table1.A2" office:value-type="string">
            <text:p text:style-name="P3"><text:span text:style-name="T4">Varies (any one)</text:span></text:p>
          </table:table-cell>
          <table:table-cell table:style-name="Table1.A2" office:value-type="string">
            <text:p text:style-name="P3"><text:span text:style-name="T4">2 + Int mod per HD</text:span></text:p>
          </table:table-cell>
        </table:table-row>
        <table:table-row table:style-name="Table1.2">
          <table:table-cell table:style-name="Table1.A2" office:value-type="string">
            <text:p text:style-name="P3"><text:span text:style-name="T4">Magical beast</text:span></text:p>
          </table:table-cell>
          <table:table-cell table:style-name="Table1.A2" office:value-type="string">
            <text:p text:style-name="P10"><text:span text:style-name="T4">d10</text:span></text:p>
          </table:table-cell>
          <table:table-cell table:style-name="Table1.A2" office:value-type="string">
            <text:p text:style-name="P3"><text:span text:style-name="T4">HD (as fighter)</text:span></text:p>
          </table:table-cell>
          <table:table-cell table:style-name="Table1.A2" office:value-type="string">
            <text:p text:style-name="P3"><text:span text:style-name="T4">Fort, Ref</text:span></text:p>
          </table:table-cell>
          <table:table-cell table:style-name="Table1.A2" office:value-type="string">
            <text:p text:style-name="P3"><text:span text:style-name="T4">2 + Int mod per HD</text:span></text:p>
          </table:table-cell>
        </table:table-row>
        <table:table-row table:style-name="Table1.2">
          <table:table-cell table:style-name="Table1.A2" office:value-type="string">
            <text:p text:style-name="P3"><text:span text:style-name="T4">Monstrous humanoid</text:span></text:p>
          </table:table-cell>
          <table:table-cell table:style-name="Table1.A2" office:value-type="string">
            <text:p text:style-name="P10"><text:span text:style-name="T4">d8</text:span></text:p>
          </table:table-cell>
          <table:table-cell table:style-name="Table1.A2" office:value-type="string">
            <text:p text:style-name="P3"><text:span text:style-name="T4">HD (as fighter)</text:span></text:p>
          </table:table-cell>
          <table:table-cell table:style-name="Table1.A2" office:value-type="string">
            <text:p text:style-name="P3"><text:span text:style-name="T4">Ref, Will</text:span></text:p>
          </table:table-cell>
          <table:table-cell table:style-name="Table1.A2" office:value-type="string">
            <text:p text:style-name="P3"><text:span text:style-name="T4">2 + Int mod per HD</text:span></text:p>
          </table:table-cell>
        </table:table-row>
        <table:table-row table:style-name="Table1.2">
          <table:table-cell table:style-name="Table1.A2" office:value-type="string">
            <text:p text:style-name="P3"><text:span text:style-name="T4">Ooze</text:span></text:p>
          </table:table-cell>
          <table:table-cell table:style-name="Table1.A2" office:value-type="string">
            <text:p text:style-name="P10"><text:span text:style-name="T4">d10</text:span></text:p>
          </table:table-cell>
          <table:table-cell table:style-name="Table1.A2" office:value-type="string">
            <text:p text:style-name="P3"><text:span text:style-name="T4">HD x3/4 (as cleric)</text:span></text:p>
          </table:table-cell>
          <table:table-cell table:style-name="Table1.A2" office:value-type="string">
            <text:p text:style-name="P3"><text:span text:style-name="T4">—</text:span></text:p>
          </table:table-cell>
          <table:table-cell table:style-name="Table1.A2" office:value-type="string">
            <text:p text:style-name="P3"><text:span text:style-name="T4">2 + Int mod per HD**</text:span></text:p>
          </table:table-cell>
        </table:table-row>
        <table:table-row table:style-name="Table1.2">
          <table:table-cell table:style-name="Table1.A2" office:value-type="string">
            <text:p text:style-name="P3"><text:span text:style-name="T4">Outsider</text:span></text:p>
          </table:table-cell>
          <table:table-cell table:style-name="Table1.A2" office:value-type="string">
            <text:p text:style-name="P10"><text:span text:style-name="T4">d8</text:span></text:p>
          </table:table-cell>
          <table:table-cell table:style-name="Table1.A2" office:value-type="string">
            <text:p text:style-name="P3"><text:span text:style-name="T4">HD (as fighter)</text:span></text:p>
          </table:table-cell>
          <table:table-cell table:style-name="Table1.A2" office:value-type="string">
            <text:p text:style-name="P3"><text:span text:style-name="T4">Fort, Ref, Will</text:span></text:p>
          </table:table-cell>
          <table:table-cell table:style-name="Table1.A2" office:value-type="string">
            <text:p text:style-name="P3"><text:span text:style-name="T4">8 + Int mod per HD</text:span></text:p>
          </table:table-cell>
        </table:table-row>
        <table:table-row table:style-name="Table1.2">
          <table:table-cell table:style-name="Table1.A2" office:value-type="string">
            <text:p text:style-name="P3"><text:span text:style-name="T4">Plant</text:span></text:p>
          </table:table-cell>
          <table:table-cell table:style-name="Table1.A2" office:value-type="string">
            <text:p text:style-name="P10"><text:span text:style-name="T4">d8</text:span></text:p>
          </table:table-cell>
          <table:table-cell table:style-name="Table1.A2" office:value-type="string">
            <text:p text:style-name="P3"><text:span text:style-name="T4">HD x3/4 (as cleric)</text:span></text:p>
          </table:table-cell>
          <table:table-cell table:style-name="Table1.A2" office:value-type="string">
            <text:p text:style-name="P3"><text:span text:style-name="T4">Fort</text:span></text:p>
          </table:table-cell>
          <table:table-cell table:style-name="Table1.A2" office:value-type="string">
            <text:p text:style-name="P3"><text:span text:style-name="T4">2 + Int mod per HD**</text:span></text:p>
          </table:table-cell>
        </table:table-row>
        <table:table-row table:style-name="Table1.2">
          <table:table-cell table:style-name="Table1.A2" office:value-type="string">
            <text:p text:style-name="P3"><text:span text:style-name="T4">Undead</text:span></text:p>
          </table:table-cell>
          <table:table-cell table:style-name="Table1.A2" office:value-type="string">
            <text:p text:style-name="P10"><text:span text:style-name="T4">d12</text:span></text:p>
          </table:table-cell>
          <table:table-cell table:style-name="Table1.A2" office:value-type="string">
            <text:p text:style-name="P3"><text:span text:style-name="T4">HD x1/2 (as wizard)</text:span></text:p>
          </table:table-cell>
          <table:table-cell table:style-name="Table1.A2" office:value-type="string">
            <text:p text:style-name="P3"><text:span text:style-name="T4">Will</text:span></text:p>
          </table:table-cell>
          <table:table-cell table:style-name="Table1.A2" office:value-type="string">
            <text:p text:style-name="P3"><text:span text:style-name="T4">4 + Int mod per HD**</text:span></text:p>
          </table:table-cell>
        </table:table-row>
        <table:table-row table:style-name="Table1.2">
          <table:table-cell table:style-name="Table1.A2" office:value-type="string">
            <text:p text:style-name="P3"><text:span text:style-name="T4">Vermin</text:span></text:p>
          </table:table-cell>
          <table:table-cell table:style-name="Table1.A2" office:value-type="string">
            <text:p text:style-name="P10"><text:span text:style-name="T4">d8</text:span></text:p>
          </table:table-cell>
          <table:table-cell table:style-name="Table1.A2" office:value-type="string">
            <text:p text:style-name="P3"><text:span text:style-name="T4">HD x3/4 (as cleric)</text:span></text:p>
          </table:table-cell>
          <table:table-cell table:style-name="Table1.A2" office:value-type="string">
            <text:p text:style-name="P3"><text:span text:style-name="T4">Fort</text:span></text:p>
          </table:table-cell>
          <table:table-cell table:style-name="Table1.A2" office:value-type="string">
            <text:p text:style-name="P3"><text:span text:style-name="T4">2 + Int mod per HD**</text:span></text:p>
          </table:table-cell>
        </table:table-row>
        <table:table-row table:style-name="Table1.1">
          <table:table-cell table:style-name="Table1.A2" table:number-columns-spanned="5" office:value-type="string">
            <text:p text:style-name="P9"><text:span text:style-name="T4">All types have a number of feats equal to 1 + 1 per 3 Hit Dice.</text:span></text:p>
          </table:table-cell>
          <table:covered-table-cell/>
          <table:covered-table-cell/>
          <table:covered-table-cell/>
          <table:covered-table-cell/>
        </table:table-row>
        <table:table-row table:style-name="Table1.1">
          <table:table-cell table:style-name="Table1.A2" table:number-columns-spanned="5" office:value-type="string">
            <text:p text:style-name="P3"><text:span text:style-name="T4">* As long as a creature has an Intelligence of at least 1, it gains a minimum of 1 skill point per Hit Die.</text:span></text:p>
          </table:table-cell>
          <table:covered-table-cell/>
          <table:covered-table-cell/>
          <table:covered-table-cell/>
          <table:covered-table-cell/>
        </table:table-row>
        <table:table-row table:style-name="Table1.1">
          <table:table-cell table:style-name="Table1.A20" table:number-columns-spanned="5" office:value-type="string">
            <text:p text:style-name="P9"><text:span text:style-name="T4">** Creatures with an Intelligence score of “—” gain no skill points or feats.</text:span></text:p>
          </table:table-cell>
          <table:covered-table-cell/>
          <table:covered-table-cell/>
          <table:covered-table-cell/>
          <table:covered-table-cell/>
        </table:table-row>
      </table:table>
      <text:p text:style-name="P4"/>
      <text:p text:style-name="P3"><text:span text:style-name="T10">SIZE INCREASES</text:span></text:p>
      <text:p text:style-name="P3"><text:span text:style-name="T6">A creature may become larger when its Hit Dice are increased (the new size is noted parenthetically in the monster’s Advancement entry).</text:span></text:p>
      <text:p text:style-name="P3"><text:span text:style-name="T6">A size increase affects any special ability the creature has that is affected by size. Increased size also affects a creature’s ability scores, AC, attack bonuses, and damage values as indicated on the tables below.</text:span></text:p>
      <text:p text:style-name="P6"/>
      <table:table table:name="Table2" table:style-name="Table2">
        <table:table-column table:style-name="Table2.A"/>
        <table:table-column table:style-name="Table2.B"/>
        <table:table-column table:style-name="Table2.C" table:number-columns-repeated="3"/>
        <table:table-column table:style-name="Table2.F"/>
        <table:table-column table:style-name="Table2.G"/>
        <table:table-row table:style-name="Table2.1">
          <table:table-cell table:style-name="Table2.A1" table:number-columns-spanned="7" office:value-type="string">
            <text:h text:style-name="P15" text:outline-level="5"><text:span text:style-name="T4">Table: Changes to Statistics by Size</text:span></text:h>
          </table:table-cell>
          <table:covered-table-cell/>
          <table:covered-table-cell/>
          <table:covered-table-cell/>
          <table:covered-table-cell/>
          <table:covered-table-cell/>
          <table:covered-table-cell/>
        </table:table-row>
        <table:table-row table:style-name="Table2.2">
          <table:table-cell table:style-name="Table2.A2" office:value-type="string">
            <text:p text:style-name="P9"><text:span text:style-name="T11">Old Size</text:span><text:span text:style-name="T12">*</text:span></text:p>
          </table:table-cell>
          <table:table-cell table:style-name="Table2.A2" office:value-type="string">
            <text:p text:style-name="P9"><text:span text:style-name="T11">New Size</text:span></text:p>
          </table:table-cell>
          <table:table-cell table:style-name="Table2.A2" office:value-type="string">
            <text:h text:style-name="P17" text:outline-level="1"><text:span text:style-name="T1">Str</text:span></text:h>
          </table:table-cell>
          <table:table-cell table:style-name="Table2.A2" office:value-type="string">
            <text:h text:style-name="P17" text:outline-level="1"><text:span text:style-name="T11">Dex</text:span></text:h>
          </table:table-cell>
          <table:table-cell table:style-name="Table2.A2" office:value-type="string">
            <text:h text:style-name="P17" text:outline-level="1"><text:span text:style-name="T11">Con</text:span></text:h>
          </table:table-cell>
          <table:table-cell table:style-name="Table2.A2" office:value-type="string">
            <text:h text:style-name="P17" text:outline-level="1"><text:span text:style-name="T11">Natural Armor</text:span></text:h>
          </table:table-cell>
          <table:table-cell table:style-name="Table2.A2" office:value-type="string">
            <text:h text:style-name="P17" text:outline-level="1"><text:span text:style-name="T11">AC/</text:span></text:h>
            <text:h text:style-name="P17" text:outline-level="1"><text:span text:style-name="T11">Attack</text:span></text:h>
          </table:table-cell>
        </table:table-row>
        <table:table-row table:style-name="Table2.2">
          <table:table-cell table:style-name="Table2.A3" office:value-type="string">
            <text:p text:style-name="P9"><text:span text:style-name="T4">Fine</text:span></text:p>
          </table:table-cell>
          <table:table-cell table:style-name="Table2.A3" office:value-type="string">
            <text:p text:style-name="P9"><text:span text:style-name="T4">Diminutive</text:span></text:p>
          </table:table-cell>
          <table:table-cell table:style-name="Table2.A3" office:value-type="string">
            <text:p text:style-name="P11"><text:span text:style-name="T4">Same</text:span></text:p>
          </table:table-cell>
          <table:table-cell table:style-name="Table2.A3" office:value-type="string">
            <text:p text:style-name="P11"><text:span text:style-name="T4">–2</text:span></text:p>
          </table:table-cell>
          <table:table-cell table:style-name="Table2.A3" office:value-type="string">
            <text:p text:style-name="P11"><text:span text:style-name="T4">Same</text:span></text:p>
          </table:table-cell>
          <table:table-cell table:style-name="Table2.A3" office:value-type="string">
            <text:p text:style-name="P11"><text:span text:style-name="T4">Same</text:span></text:p>
          </table:table-cell>
          <table:table-cell table:style-name="Table2.A3" office:value-type="string">
            <text:p text:style-name="P11"><text:span text:style-name="T4">–4</text:span></text:p>
          </table:table-cell>
        </table:table-row>
        <table:table-row table:style-name="Table2.2">
          <table:table-cell table:style-name="Table2.A3" office:value-type="string">
            <text:p text:style-name="P3"><text:span text:style-name="T4">Diminutive</text:span></text:p>
          </table:table-cell>
          <table:table-cell table:style-name="Table2.A3" office:value-type="string">
            <text:p text:style-name="P3"><text:span text:style-name="T4">Tiny</text:span></text:p>
          </table:table-cell>
          <table:table-cell table:style-name="Table2.A3" office:value-type="string">
            <text:p text:style-name="P10"><text:span text:style-name="T4">+2</text:span></text:p>
          </table:table-cell>
          <table:table-cell table:style-name="Table2.A3" office:value-type="string">
            <text:p text:style-name="P10"><text:span text:style-name="T4">–2</text:span></text:p>
          </table:table-cell>
          <table:table-cell table:style-name="Table2.A3" office:value-type="string">
            <text:p text:style-name="P10"><text:span text:style-name="T4">Same</text:span></text:p>
          </table:table-cell>
          <table:table-cell table:style-name="Table2.A3" office:value-type="string">
            <text:p text:style-name="P10"><text:span text:style-name="T4">Same</text:span></text:p>
          </table:table-cell>
          <table:table-cell table:style-name="Table2.A3" office:value-type="string">
            <text:p text:style-name="P10"><text:span text:style-name="T4">–2</text:span></text:p>
          </table:table-cell>
        </table:table-row>
        <table:table-row table:style-name="Table2.2">
          <table:table-cell table:style-name="Table2.A3" office:value-type="string">
            <text:p text:style-name="P3"><text:span text:style-name="T4">Tiny</text:span></text:p>
          </table:table-cell>
          <table:table-cell table:style-name="Table2.A3" office:value-type="string">
            <text:p text:style-name="P3"><text:span text:style-name="T4">Small</text:span></text:p>
          </table:table-cell>
          <table:table-cell table:style-name="Table2.A3" office:value-type="string">
            <text:p text:style-name="P10"><text:span text:style-name="T4">+4</text:span></text:p>
          </table:table-cell>
          <table:table-cell table:style-name="Table2.A3" office:value-type="string">
            <text:p text:style-name="P10"><text:span text:style-name="T4">–2</text:span></text:p>
          </table:table-cell>
          <table:table-cell table:style-name="Table2.A3" office:value-type="string">
            <text:p text:style-name="P10"><text:span text:style-name="T4">Same</text:span></text:p>
          </table:table-cell>
          <table:table-cell table:style-name="Table2.A3" office:value-type="string">
            <text:p text:style-name="P10"><text:span text:style-name="T4">Same</text:span></text:p>
          </table:table-cell>
          <table:table-cell table:style-name="Table2.A3" office:value-type="string">
            <text:p text:style-name="P10"><text:span text:style-name="T4">–1</text:span></text:p>
          </table:table-cell>
        </table:table-row>
        <table:table-row table:style-name="Table2.2">
          <table:table-cell table:style-name="Table2.A3" office:value-type="string">
            <text:p text:style-name="P3"><text:span text:style-name="T4">Small</text:span></text:p>
          </table:table-cell>
          <table:table-cell table:style-name="Table2.A3" office:value-type="string">
            <text:p text:style-name="P3"><text:span text:style-name="T4">Medium</text:span></text:p>
          </table:table-cell>
          <table:table-cell table:style-name="Table2.A3" office:value-type="string">
            <text:p text:style-name="P10"><text:span text:style-name="T4">+4</text:span></text:p>
          </table:table-cell>
          <table:table-cell table:style-name="Table2.A3" office:value-type="string">
            <text:p text:style-name="P10"><text:span text:style-name="T4">–2</text:span></text:p>
          </table:table-cell>
          <table:table-cell table:style-name="Table2.A3" office:value-type="string">
            <text:p text:style-name="P10"><text:span text:style-name="T4">+2</text:span></text:p>
          </table:table-cell>
          <table:table-cell table:style-name="Table2.A3" office:value-type="string">
            <text:p text:style-name="P10"><text:span text:style-name="T4">Same</text:span></text:p>
          </table:table-cell>
          <table:table-cell table:style-name="Table2.A3" office:value-type="string">
            <text:p text:style-name="P10"><text:span text:style-name="T4">–1</text:span></text:p>
          </table:table-cell>
        </table:table-row>
        <table:table-row table:style-name="Table2.2">
          <table:table-cell table:style-name="Table2.A3" office:value-type="string">
            <text:p text:style-name="P3"><text:span text:style-name="T4">Medium</text:span></text:p>
          </table:table-cell>
          <table:table-cell table:style-name="Table2.A3" office:value-type="string">
            <text:p text:style-name="P3"><text:span text:style-name="T4">Large</text:span></text:p>
          </table:table-cell>
          <table:table-cell table:style-name="Table2.A3" office:value-type="string">
            <text:p text:style-name="P10"><text:span text:style-name="T4">+8</text:span></text:p>
          </table:table-cell>
          <table:table-cell table:style-name="Table2.A3" office:value-type="string">
            <text:p text:style-name="P10"><text:span text:style-name="T4">–2</text:span></text:p>
          </table:table-cell>
          <table:table-cell table:style-name="Table2.A3" office:value-type="string">
            <text:p text:style-name="P10"><text:span text:style-name="T4">+4</text:span></text:p>
          </table:table-cell>
          <table:table-cell table:style-name="Table2.A3" office:value-type="string">
            <text:p text:style-name="P10"><text:span text:style-name="T4">+2</text:span></text:p>
          </table:table-cell>
          <table:table-cell table:style-name="Table2.A3" office:value-type="string">
            <text:p text:style-name="P10"><text:span text:style-name="T4">–1</text:span></text:p>
          </table:table-cell>
        </table:table-row>
        <table:table-row table:style-name="Table2.2">
          <table:table-cell table:style-name="Table2.A3" office:value-type="string">
            <text:p text:style-name="P3"><text:span text:style-name="T4">Large</text:span></text:p>
          </table:table-cell>
          <table:table-cell table:style-name="Table2.A3" office:value-type="string">
            <text:p text:style-name="P3"><text:span text:style-name="T4">Huge</text:span></text:p>
          </table:table-cell>
          <table:table-cell table:style-name="Table2.A3" office:value-type="string">
            <text:p text:style-name="P10"><text:span text:style-name="T4">+8</text:span></text:p>
          </table:table-cell>
          <table:table-cell table:style-name="Table2.A3" office:value-type="string">
            <text:p text:style-name="P10"><text:span text:style-name="T4">–2</text:span></text:p>
          </table:table-cell>
          <table:table-cell table:style-name="Table2.A3" office:value-type="string">
            <text:p text:style-name="P10"><text:span text:style-name="T4">+4</text:span></text:p>
          </table:table-cell>
          <table:table-cell table:style-name="Table2.A3" office:value-type="string">
            <text:p text:style-name="P10"><text:span text:style-name="T4">+3</text:span></text:p>
          </table:table-cell>
          <table:table-cell table:style-name="Table2.A3" office:value-type="string">
            <text:p text:style-name="P10"><text:span text:style-name="T4">–1</text:span></text:p>
          </table:table-cell>
        </table:table-row>
        <table:table-row table:style-name="Table2.2">
          <table:table-cell table:style-name="Table2.A3" office:value-type="string">
            <text:p text:style-name="P3"><text:span text:style-name="T4">Huge</text:span></text:p>
          </table:table-cell>
          <table:table-cell table:style-name="Table2.A3" office:value-type="string">
            <text:p text:style-name="P3"><text:span text:style-name="T4">Gargantuan</text:span></text:p>
          </table:table-cell>
          <table:table-cell table:style-name="Table2.A3" office:value-type="string">
            <text:p text:style-name="P10"><text:span text:style-name="T4">+8</text:span></text:p>
          </table:table-cell>
          <table:table-cell table:style-name="Table2.A3" office:value-type="string">
            <text:p text:style-name="P10"><text:span text:style-name="T4">Same</text:span></text:p>
          </table:table-cell>
          <table:table-cell table:style-name="Table2.A3" office:value-type="string">
            <text:p text:style-name="P10"><text:span text:style-name="T4">+4</text:span></text:p>
          </table:table-cell>
          <table:table-cell table:style-name="Table2.A3" office:value-type="string">
            <text:p text:style-name="P10"><text:span text:style-name="T4">+4</text:span></text:p>
          </table:table-cell>
          <table:table-cell table:style-name="Table2.A3" office:value-type="string">
            <text:p text:style-name="P10"><text:span text:style-name="T4">–2</text:span></text:p>
          </table:table-cell>
        </table:table-row>
        <table:table-row table:style-name="Table2.2">
          <table:table-cell table:style-name="Table2.A3" office:value-type="string">
            <text:p text:style-name="P3"><text:span text:style-name="T4">Gargantuan</text:span></text:p>
          </table:table-cell>
          <table:table-cell table:style-name="Table2.A3" office:value-type="string">
            <text:p text:style-name="P3"><text:span text:style-name="T4">Colossal</text:span></text:p>
          </table:table-cell>
          <table:table-cell table:style-name="Table2.A3" office:value-type="string">
            <text:p text:style-name="P10"><text:span text:style-name="T4">+8</text:span></text:p>
          </table:table-cell>
          <table:table-cell table:style-name="Table2.A3" office:value-type="string">
            <text:p text:style-name="P10"><text:span text:style-name="T4">Same</text:span></text:p>
          </table:table-cell>
          <table:table-cell table:style-name="Table2.A3" office:value-type="string">
            <text:p text:style-name="P10"><text:span text:style-name="T4">+4</text:span></text:p>
          </table:table-cell>
          <table:table-cell table:style-name="Table2.A3" office:value-type="string">
            <text:p text:style-name="P10"><text:span text:style-name="T4">+5</text:span></text:p>
          </table:table-cell>
          <table:table-cell table:style-name="Table2.A3" office:value-type="string">
            <text:p text:style-name="P10"><text:span text:style-name="T4">–4</text:span></text:p>
          </table:table-cell>
        </table:table-row>
        <table:table-row table:style-name="Table2.1">
          <table:table-cell table:style-name="Table2.A11" table:number-columns-spanned="7" office:value-type="string">
            <text:p text:style-name="P9"><text:span text:style-name="T4">*Repeat the adjustment if the creature moves up more than one size.</text:span></text:p>
          </table:table-cell>
          <table:covered-table-cell/>
          <table:covered-table-cell/>
          <table:covered-table-cell/>
          <table:covered-table-cell/>
          <table:covered-table-cell/>
          <table:covered-table-cell/>
        </table:table-row>
      </table:table>
      <text:p text:style-name="P6"/>
      <table:table table:name="Table3" table:style-name="Table3">
        <table:table-column table:style-name="Table3.A"/>
        <table:table-column table:style-name="Table3.B"/>
        <text:soft-page-break/>
        <table:table-row table:style-name="Table3.1">
          <table:table-cell table:style-name="Table3.A1" table:number-columns-spanned="2" office:value-type="string">
            <text:p text:style-name="P9"><text:span text:style-name="T3">Table: Increased Damage By Size</text:span></text:p>
          </table:table-cell>
          <table:covered-table-cell/>
        </table:table-row>
        <table:table-row table:style-name="Table3.2">
          <table:table-cell table:style-name="Table3.A2" office:value-type="string">
            <text:p text:style-name="P11"><text:span text:style-name="T3">Old Damage (Each)</text:span><text:span text:style-name="T4">*</text:span></text:p>
          </table:table-cell>
          <table:table-cell table:style-name="Table3.A2" office:value-type="string">
            <text:p text:style-name="P11"><text:span text:style-name="T3">New Damage</text:span></text:p>
          </table:table-cell>
        </table:table-row>
        <table:table-row table:style-name="Table3.2">
          <table:table-cell table:style-name="Table3.A2" office:value-type="string">
            <text:p text:style-name="P10"><text:span text:style-name="T4">1d2</text:span></text:p>
          </table:table-cell>
          <table:table-cell table:style-name="Table3.A2" office:value-type="string">
            <text:p text:style-name="P10"><text:span text:style-name="T4">1d3</text:span></text:p>
          </table:table-cell>
        </table:table-row>
        <table:table-row table:style-name="Table3.2">
          <table:table-cell table:style-name="Table3.A2" office:value-type="string">
            <text:p text:style-name="P10"><text:span text:style-name="T4">1d3</text:span></text:p>
          </table:table-cell>
          <table:table-cell table:style-name="Table3.A2" office:value-type="string">
            <text:p text:style-name="P10"><text:span text:style-name="T4">1d4</text:span></text:p>
          </table:table-cell>
        </table:table-row>
        <table:table-row table:style-name="Table3.2">
          <table:table-cell table:style-name="Table3.A2" office:value-type="string">
            <text:p text:style-name="P10"><text:span text:style-name="T4">1d4</text:span></text:p>
          </table:table-cell>
          <table:table-cell table:style-name="Table3.A2" office:value-type="string">
            <text:p text:style-name="P10"><text:span text:style-name="T4">1d6</text:span></text:p>
          </table:table-cell>
        </table:table-row>
        <table:table-row table:style-name="Table3.2">
          <table:table-cell table:style-name="Table3.A2" office:value-type="string">
            <text:p text:style-name="P10"><text:span text:style-name="T4">1d6</text:span></text:p>
          </table:table-cell>
          <table:table-cell table:style-name="Table3.A2" office:value-type="string">
            <text:p text:style-name="P10"><text:span text:style-name="T4">1d8</text:span></text:p>
          </table:table-cell>
        </table:table-row>
        <table:table-row table:style-name="Table3.2">
          <table:table-cell table:style-name="Table3.A2" office:value-type="string">
            <text:p text:style-name="P10"><text:span text:style-name="T4">1d8</text:span></text:p>
          </table:table-cell>
          <table:table-cell table:style-name="Table3.A2" office:value-type="string">
            <text:p text:style-name="P10"><text:span text:style-name="T4">2d6</text:span></text:p>
          </table:table-cell>
        </table:table-row>
        <table:table-row table:style-name="Table3.2">
          <table:table-cell table:style-name="Table3.A2" office:value-type="string">
            <text:p text:style-name="P10"><text:span text:style-name="T4">1d10</text:span></text:p>
          </table:table-cell>
          <table:table-cell table:style-name="Table3.A2" office:value-type="string">
            <text:p text:style-name="P10"><text:span text:style-name="T4">2d8</text:span></text:p>
          </table:table-cell>
        </table:table-row>
        <table:table-row table:style-name="Table3.2">
          <table:table-cell table:style-name="Table3.A2" office:value-type="string">
            <text:p text:style-name="P10"><text:span text:style-name="T4">2d6</text:span></text:p>
          </table:table-cell>
          <table:table-cell table:style-name="Table3.A2" office:value-type="string">
            <text:p text:style-name="P10"><text:span text:style-name="T4">3d6</text:span></text:p>
          </table:table-cell>
        </table:table-row>
        <table:table-row table:style-name="Table3.2">
          <table:table-cell table:style-name="Table3.A2" office:value-type="string">
            <text:p text:style-name="P10"><text:span text:style-name="T4">2d8</text:span></text:p>
          </table:table-cell>
          <table:table-cell table:style-name="Table3.A2" office:value-type="string">
            <text:p text:style-name="P10"><text:span text:style-name="T4">3d8</text:span></text:p>
          </table:table-cell>
        </table:table-row>
        <table:table-row table:style-name="Table3.1">
          <table:table-cell table:style-name="Table3.A11" table:number-columns-spanned="2" office:value-type="string">
            <text:p text:style-name="P9"><text:span text:style-name="T4">* Repeat the adjustment if the creature moves up more than one size category.</text:span></text:p>
          </table:table-cell>
          <table:covered-table-cell/>
        </table:table-row>
      </table:table>
      <text:p text:style-name="P7"/>
      <text:h text:style-name="P19" text:outline-level="2"><text:span text:style-name="T5">TEMPLATES</text:span></text:h>
      <text:p text:style-name="P3"><text:span text:style-name="T6">Certain creatures are created by adding a template to an existing creature. A templated creature can represent a freak of nature, the individual creation of a single experimenter, or the first generation of offspring from parents of different species.</text:span></text:p>
      <text:p text:style-name="P4"/>
      <text:p text:style-name="P3"><text:span text:style-name="T10">ACQUIRED AND INHERITED TEMPLATES</text:span></text:p>
      <text:p text:style-name="P3"><text:span text:style-name="T6">Some templates can be added to creatures anytime. Templates such as these are referred to as acquired templates, indicating that the creature did not always have the attributes of the template.</text:span></text:p>
      <text:p text:style-name="P3"><text:span text:style-name="T6">Other templates, known as inherited templates, are part of a creature from the beginning of its existence. Creatures are born with these templates.</text:span></text:p>
      <text:p text:style-name="P3"><text:span text:style-name="T6">It’s possible for a certain kind of template to be of either type. </text:span></text:p>
      <text:p text:style-name="P4"/>
      <text:p text:style-name="P3"><text:span text:style-name="T10">READING A TEMPLATE</text:span></text:p>
      <text:p text:style-name="P3"><text:span text:style-name="T6">A template’s description provides a set of instructions for altering an existing creature, known as the base creature. The changes that a template might cause to each line of a creature ’s statistics block are discussed below. Generally, if a template does not cause a change to a certain statistic, that entry is missing from the template description. For clarity, the entry for a statistic or attribute that is not changed is sometimes given as “Same as the base creature.” </text:span></text:p>
      <text:p text:style-name="P3"><text:span text:style-name="T7">Size and Type:</text:span><text:span text:style-name="T6"> Templates often change a creature’s type, and may change the creature’s size.</text:span></text:p>
      <text:p text:style-name="P3"><text:span text:style-name="T6">If a template changes the base creature’s type, the creature also acquires the augmented subtype unless the template description indicates otherwise. The augmented subtype is always paired with the creature’s original type. Unless a template indicates otherwise, the new creature has the traits of the new type but the features of the original type.</text:span></text:p>
      <text:p text:style-name="P3"><text:span text:style-name="T6">If a template changes a creature’s size, use Table: Changes to Statistics by Size to calculate changes to natural armor, Armor Class, attack rolls, and grapple bonus.</text:span></text:p>
      <text:p text:style-name="P3"><text:span text:style-name="T7">Hit Dice and Hit Points:</text:span><text:span text:style-name="T6"> Most templates do not change the number of Hit Dice a monster has, but some do. Some templates change the size of a creature’s Hit Dice (usually by changing the creature type). A few templates change previously acquired Hit Dice, and continue to change Hit Dice gained with class levels, but most templates that change Hit Dice change only the creature’s original HD and leave class Hit Dice unchanged.</text:span></text:p>
      <text:p text:style-name="P3"><text:span text:style-name="T6">If the Hit Dice entry in a template description is missing, Hit Dice and hit points do not change unless the creature’s Constitution modifier changes.</text:span></text:p>
      <text:p text:style-name="P3"><text:span text:style-name="T7">Initiative: </text:span><text:span text:style-name="T6">If a template changes the monster’s Dexterity, or if it adds or removes the Improved Initiative feat, this entry changes.</text:span></text:p>
      <text:p text:style-name="P3"><text:span text:style-name="T7">Speed:</text:span><text:span text:style-name="T6"> If a template modifies a creature’s speed, the template states how that happens. More commonly, a template adds a new movement mode.</text:span></text:p>
      <text:p text:style-name="P3"><text:span text:style-name="T7">Armor Class:</text:span><text:span text:style-name="T6"> If a template changes the creature’s size, see Table: Changes to Statistics by Size to determine its new Armor Class and to see whether its natural armor changes. In some cases the method of determining Armor Class changes radically; the template description explains how to adjust the creature’s AC.</text:span></text:p>
      <text:p text:style-name="P3"><text:span text:style-name="T7">Base Attack/Grapple:</text:span><text:span text:style-name="T6"> Templates usually do not change a creature’s base attack bonus. If a template modifies a creature’s base attack bonus, the template description states how that happens. Changes to a creature’s Strength score can change a creature’s grapple bonus, as can changes to its size.</text:span></text:p>
      <text:p text:style-name="P3"><text:soft-page-break/><text:span text:style-name="T7">Attack and Full Attack:</text:span><text:span text:style-name="T6"> Most templates do not change a creature’s attack bonus or modes of attack, even when the creature’s type changes (the creature’s base attack bonus is the same as a creature of the original type). Of course, any change in ability scores may affect attack bonuses. If Strength or Dexterity changes, use the new modifier to determine attack bonuses. A change in a monster’s size also changes its attack bonus; see Table: Changes to Statistics by Size.</text:span></text:p>
      <text:p text:style-name="P3"><text:span text:style-name="T7">Damage:</text:span><text:span text:style-name="T6"> Damage changes with Strength. If the creature uses a two-handed weapon or has a single natural weapon, it adds 1-1/2 times its Strength bonus to the damage. If it has more than a single attack then it adds its Strength bonus to damage rolls for the primary attack and 1/2 its Strength bonus to all secondary attacks.</text:span></text:p>
      <text:p text:style-name="P3"><text:span text:style-name="T7">Space/Reach:</text:span><text:span text:style-name="T6"> A template may change this entry if it changes the monster’s size. Note that this table does not take into account special situations such as exceptional reach.</text:span></text:p>
      <text:p text:style-name="P3"><text:span text:style-name="T7">Special Attacks:</text:span><text:span text:style-name="T6"> A template may add or remove special attacks. The template description gives the details of any special attacks a template provides, including how to determine saving throw DCs, if applicable.</text:span></text:p>
      <text:p text:style-name="P3"><text:span text:style-name="T7">Special Qualities:</text:span><text:span text:style-name="T6"> A template may add or remove special qualities. The template description gives the details of any special qualities a template provides, including how to determine saving throw DCs, if applicable. Even if the special qualities entry is missing from a template description, the creature still gains any qualities associated with its new type.</text:span></text:p>
      <text:p text:style-name="P3"><text:span text:style-name="T7">Base Saves:</text:span><text:span text:style-name="T6"> As with attacks, changing a monster’s type does not always change its base saving throw bonuses. You only need to adjust them for new modifiers for Constitution, Dexterity, or Wisdom. A template may, however, state that a monster has a different “good” saving throw.</text:span></text:p>
      <text:p text:style-name="P3"><text:span text:style-name="T7">Abilities:</text:span><text:span text:style-name="T6"> If a template changes one or more ability scores, these changes are noted here.</text:span></text:p>
      <text:p text:style-name="P3"><text:span text:style-name="T7">Skills: </text:span><text:span text:style-name="T6">As with attacks, changing a monster’s type does not always change its skill points. Most templates don’t change the number of Hit Dice a creature has, so you don’t need to adjust skills in that case unless the key abilities for those skills have changed, or the template gives a bonus on one or more skills, or unless the template gives a feat that provides a bonus on a skill check. </text:span></text:p>
      <text:p text:style-name="P3"><text:span text:style-name="T6">Some templates change how skill points are determined, but this change usually only affects skill points gained after the template is applied. Treat skills listed in the base creature’s description as class skills, as well as any new skills provided by the template. </text:span></text:p>
      <text:p text:style-name="P3"><text:span text:style-name="T7">Feats:</text:span><text:span text:style-name="T6"> Since most templates do not change the number of Hit Dice a creature has, a template will not change the number of feats the creature has. Some templates grant one or more bonus feats.</text:span></text:p>
      <text:p text:style-name="P3"><text:span text:style-name="T7">Environment:</text:span><text:span text:style-name="T6"> Usually the same as the base creature.</text:span></text:p>
      <text:p text:style-name="P3"><text:span text:style-name="T7">Organization:</text:span><text:span text:style-name="T6"> Usually the same as the base creature.</text:span></text:p>
      <text:p text:style-name="P3"><text:span text:style-name="T7">Challenge Rating:</text:span><text:span text:style-name="T6"> Most templates increase the creature’s Challenge Rating. A template might provide a modifier to be added to the base creature’s CR, or it might specify a range of modifiers depending on the base creature’s original Hit Dice or CR.</text:span></text:p>
      <text:p text:style-name="P3"><text:span text:style-name="T7">Treasure: </text:span><text:span text:style-name="T6">Usually the same as the base creature.</text:span></text:p>
      <text:p text:style-name="P3"><text:span text:style-name="T7">Alignment:</text:span><text:span text:style-name="T6"> Usually the same as the base creature, unless the template is associated with a certain alignment.</text:span></text:p>
      <text:p text:style-name="P3"><text:span text:style-name="T7">Advancement:</text:span><text:span text:style-name="T6"> Usually the same as the base creature.</text:span></text:p>
      <text:p text:style-name="P3"><text:span text:style-name="T7">Level Adjustment:</text:span><text:span text:style-name="T6"> This entry is a modifier to the base creature’s level adjustment. Any level adjustment is meaningless unless the creature retains a high enough Intelligence (minimum 3) to gain class levels after applying the template.</text:span></text:p>
      <text:p text:style-name="P4"/>
      <text:p text:style-name="P3"><text:span text:style-name="T13">Adding More Than One Template</text:span></text:p>
      <text:p text:style-name="P3"><text:span text:style-name="T6">In theory, there’s no limit to the number of templates you can add to a creature. To add more than one template, just apply each template one at a time. Always apply inherited templates before applying acquired templates. Whenever you add multiple templates, pay attention to the creature’s type—you may add a template that makes the creature ineligible for other templates you might want to add.</text:span></text:p>
      <text:p text:style-name="P5"/>
      <text:p text:style-name="P3"><text:soft-page-break/><text:span text:style-name="T9">ADVANCED MONSTER CHALLENGE RATING</text:span></text:p>
      <text:p text:style-name="P3"><text:span text:style-name="T6">When adding class levels to a creature with 1 or less HD, you advance the creature like a character. Otherwise, use the following guidelines.</text:span></text:p>
      <text:p text:style-name="P4"/>
      <text:p text:style-name="P3"><text:span text:style-name="T10">ADDING CLASS LEVELS</text:span></text:p>
      <text:p text:style-name="P2"><text:span text:style-name="T2">If you are advancing a monster by adding player character class levels, decide if the class levels directly improve the monster’s existing capabilities.</text:span></text:p>
      <text:p text:style-name="P3"><text:span text:style-name="T6">When adding class levels to a creature, you should give it typical ability scores appropriate for that class. Most creatures are built using the standard array of ability scores: 11, 11, 11, 10, 10, 10, adjusted by racial modifiers. If you give a creature a PC class use the elite array of ability scores before racial adjustments: 15, 14, 13, 12, 10, 8. Creatures with NPC classes use the nonelite array of 13, 12, 11, 10, 9, 8. T</text:span></text:p>
      <text:p text:style-name="P8"/>
      <text:p text:style-name="P3"><text:span text:style-name="T13">Associated Class Levels</text:span></text:p>
      <text:p text:style-name="P3"><text:span text:style-name="T6">Class levels that increase a monster’s existing strengths are known as associated class levels. Each associated class level a monster has increases its CR by 1.</text:span></text:p>
      <text:p text:style-name="P3"><text:span text:style-name="T6">Barbarian, fighter, paladin, and ranger are associated classes for a creature that relies on its fighting ability.</text:span></text:p>
      <text:p text:style-name="P3"><text:span text:style-name="T6">Rogue and ranger are associated classes for a creature that relies on stealth to surprise its foes, or on skill use to give itself an advantage. </text:span></text:p>
      <text:p text:style-name="P3"><text:span text:style-name="T6">A spellcasting class is an associated class for a creature that already has the ability to cast spells as a character of the class in question, since the monster’s levels in the spellcasting class stack with its innate spellcasting ability.</text:span></text:p>
      <text:p text:style-name="P8"/>
      <text:p text:style-name="P3"><text:span text:style-name="T13">Nonassociated Class Levels</text:span></text:p>
      <text:p text:style-name="P3"><text:span text:style-name="T6">If you add a class level that doesn’t directly play to a creature’s strength the class level is considered nonassociated, and things get a little more complicated</text:span><text:span text:style-name="T8">. </text:span><text:span text:style-name="T6">Adding a nonassociated class level to a monster increases its CR by 1/2 per level until one of its nonassociated class levels equals its original Hit Dice. At that point, each additional level of the same class or a similar one is considered associated and increases the monster’s CR by 1.</text:span></text:p>
      <text:p text:style-name="P3"><text:span text:style-name="T6">Levels in NPC classes are always treated as nonassociated.</text:span></text:p>
      <text:p text:style-name="P4"/>
      <text:p text:style-name="P3"><text:span text:style-name="T10">ADDING HIT DICE</text:span></text:p>
      <text:p text:style-name="P3"><text:span text:style-name="T6">When you improve a monster by adding Hit Dice, use Table: Improved Monster CR Increase to determine the effect on the creature’s CR. Keep in mind that many monsters that advance by adding Hit Dice also increase in size. Do not stack this CR increase with any increase from class levels. In general, once you’ve doubled a creature’s CR, you should closely watch any additional increases in its abilities. Adding Hit Dice to a creature improves several of its abilities, and radical increases might not follow this progression indefinitely. Compare the monster’s improved attack bonus, saving throw bonuses, and any DCs of its special abilities from the HD increase to typical characters of the appropriate level and adjust the CR accordingly.</text:span></text:p>
      <table:table table:name="Table4" table:style-name="Table4">
        <table:table-column table:style-name="Table4.A"/>
        <table:table-column table:style-name="Table4.B"/>
        <table:table-row table:style-name="Table4.1">
          <table:table-cell table:style-name="Table4.A1" table:number-columns-spanned="2" office:value-type="string">
            <text:h text:style-name="P18" text:outline-level="1"><text:span text:style-name="T1">Table: Improved Monster CR Increase</text:span></text:h>
          </table:table-cell>
          <table:covered-table-cell/>
        </table:table-row>
        <table:table-row table:style-name="Table4.2">
          <table:table-cell table:style-name="Table4.A2" office:value-type="string">
            <text:p text:style-name="P9"><text:span text:style-name="T3">Creature’s Original Type</text:span></text:p>
          </table:table-cell>
          <table:table-cell table:style-name="Table4.A2" office:value-type="string">
            <text:p text:style-name="P9"><text:span text:style-name="T3">CR Increase</text:span></text:p>
          </table:table-cell>
        </table:table-row>
        <table:table-row table:style-name="Table4.2">
          <table:table-cell table:style-name="Table4.A2" office:value-type="string">
            <text:p text:style-name="P3"><text:span text:style-name="T4">Aberration, construct, elemental, fey, giant, humanoid, ooze, plant, undead, vermin</text:span></text:p>
          </table:table-cell>
          <table:table-cell table:style-name="Table4.A2" office:value-type="string">
            <text:p text:style-name="P3"><text:span text:style-name="T4">+1 per 4 HD added</text:span></text:p>
          </table:table-cell>
        </table:table-row>
        <table:table-row table:style-name="Table4.2">
          <table:table-cell table:style-name="Table4.A2" office:value-type="string">
            <text:p text:style-name="P3"><text:span text:style-name="T4">Animal, magical beast, monstrous humanoid</text:span></text:p>
          </table:table-cell>
          <table:table-cell table:style-name="Table4.A2" office:value-type="string">
            <text:p text:style-name="P3"><text:span text:style-name="T4">+1 per 3 HD added</text:span></text:p>
          </table:table-cell>
        </table:table-row>
        <table:table-row table:style-name="Table4.2">
          <table:table-cell table:style-name="Table4.A2" office:value-type="string">
            <text:p text:style-name="P3"><text:span text:style-name="T4">Dragon, outsider, nonassociated class levels</text:span></text:p>
          </table:table-cell>
          <table:table-cell table:style-name="Table4.A2" office:value-type="string">
            <text:p text:style-name="P3"><text:span text:style-name="T4">+1 per 2 HD or 2 levels added</text:span></text:p>
          </table:table-cell>
        </table:table-row>
        <table:table-row table:style-name="Table4.2">
          <table:table-cell table:style-name="Table4.A2" office:value-type="string">
            <text:p text:style-name="P3"><text:span text:style-name="T4">Directly associated class levels</text:span></text:p>
          </table:table-cell>
          <table:table-cell table:style-name="Table4.A2" office:value-type="string">
            <text:p text:style-name="P3"><text:span text:style-name="T4">+1 per level added</text:span></text:p>
          </table:table-cell>
        </table:table-row>
        <table:table-row table:style-name="Table4.2">
          <table:table-cell table:style-name="Table4.A2" office:value-type="string">
            <text:p text:style-name="P3"><text:span text:style-name="T3">Other Modifiers:</text:span></text:p>
          </table:table-cell>
          <table:table-cell table:style-name="Table4.A2" office:value-type="string">
            <text:p text:style-name="P12"/>
          </table:table-cell>
        </table:table-row>
        <table:table-row table:style-name="Table4.2">
          <table:table-cell table:style-name="Table4.A2" office:value-type="string">
            <text:p text:style-name="P3"><text:span text:style-name="T4">Size increased to Large or larger</text:span></text:p>
          </table:table-cell>
          <table:table-cell table:style-name="Table4.A2" office:value-type="string">
            <text:p text:style-name="P3"><text:span text:style-name="T4">+1 to CR</text:span></text:p>
          </table:table-cell>
        </table:table-row>
        <table:table-row table:style-name="Table4.2">
          <table:table-cell table:style-name="Table4.A2" office:value-type="string">
            <text:p text:style-name="P3"><text:span text:style-name="T4">Monster’s ability scores based on elite array*</text:span></text:p>
          </table:table-cell>
          <table:table-cell table:style-name="Table4.A2" office:value-type="string">
            <text:p text:style-name="P3"><text:span text:style-name="T4">+1 to CR</text:span></text:p>
          </table:table-cell>
        </table:table-row>
        <table:table-row table:style-name="Table4.2">
          <table:table-cell table:style-name="Table4.A2" office:value-type="string">
            <text:p text:style-name="P3"><text:span text:style-name="T4">Monster possesses special attacks or qualities that significantly improve combat effectiveness</text:span></text:p>
          </table:table-cell>
          <table:table-cell table:style-name="Table4.A2" office:value-type="string">
            <text:p text:style-name="P3"><text:span text:style-name="T4">+2 to CR</text:span></text:p>
          </table:table-cell>
        </table:table-row>
        <text:soft-page-break/>
        <table:table-row table:style-name="Table4.2">
          <table:table-cell table:style-name="Table4.A2" office:value-type="string">
            <text:p text:style-name="P3"><text:span text:style-name="T4">Monster possesses special attacks or qualities that improve combat effectiveness in a minor way</text:span></text:p>
          </table:table-cell>
          <table:table-cell table:style-name="Table4.A2" office:value-type="string">
            <text:p text:style-name="P3"><text:span text:style-name="T4">+1 to CR</text:span></text:p>
          </table:table-cell>
        </table:table-row>
        <table:table-row table:style-name="Table4.2">
          <table:table-cell table:style-name="Table4.A2" office:value-type="string">
            <text:p text:style-name="P3"><text:span text:style-name="T4">Template added</text:span></text:p>
          </table:table-cell>
          <table:table-cell table:style-name="Table4.A2" office:value-type="string">
            <text:p text:style-name="P3"><text:span text:style-name="T4">+ template CR modifier</text:span></text:p>
          </table:table-cell>
        </table:table-row>
        <table:table-row table:style-name="Table4.1">
          <table:table-cell table:style-name="Table4.A13" table:number-columns-spanned="2" office:value-type="string">
            <text:p text:style-name="P9"><text:span text:style-name="T4">* Do not apply this increase if you advance a monster by class levels. (Monsters advanced by class levels are assumed to use the elite array.)</text:span></text:p>
          </table:table-cell>
          <table:covered-table-cell/>
        </table:table-row>
      </table:table>
      <text:p text:style-name="P4"/>
      <text:p text:style-name="P3"><text:span text:style-name="T10">INCREASING SIZE</text:span></text:p>
      <text:p text:style-name="P3"><text:span text:style-name="T6">Generally, increasing a monster’s size increases its combat effectiveness. Large creatures gain increased Strength, reach, and other benefits. Apply this modifier if you increase a creature beyond Medium and in conjunction with any other increases.</text:span></text:p>
      <text:p text:style-name="P3"><text:span text:style-name="T6">Be careful, though. Monsters that benefit from a smaller size may actually lose effectiveness because of a size increase. Monsters that don’t benefit from size increases don’t advance in that manner for this reason.</text:span></text:p>
      <text:p text:style-name="P4"/>
      <text:p text:style-name="P3"><text:span text:style-name="T10">ADDING SPECIAL ABILITIES</text:span></text:p>
      <text:p text:style-name="P3"><text:span text:style-name="T6">You can add any sort of spell-like, supernatural, or extraordinary ability to a creature. As with a class level, you should determine how much, or how little, this ability adds to the creature’s existing repertoire. A suite of abilities that work together should be treated as a single modifier for this purpose. If the ability (or combination of abilities) significantly increases the monster’s combat effectiveness, increase its CR by 2. Minor abilities increase the creature’s CR by 1, and truly trivial abilities may not increase CR at all. If the special abilities a monster gains are not tied to a class or Hit Die increase, this CR increase stacks.</text:span></text:p>
      <text:p text:style-name="P3"><text:span text:style-name="T6">A significant special attack is one that stands a good chance of incapacitating or crippling a character in one round. A significant special quality is one that seriously diminishes the monster’s vulnerability to common attacks. Do not add this factor twice if a monster has both special attacks and special qualities.</text:span></text:p>
      <text:p text:style-name="P3"><text:span text:style-name="T6">Make sure to “scale” your evaluation of these abilities by the monster’s current C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0" fo:widows="0" fo:text-indent="0in" style:auto-text-indent="false" fo:keep-with-next="always" style:vertical-align="auto"/>
      <style:text-properties fo:font-size="18pt" fo:language="en" fo:country="US" style:font-size-asian="18pt" style:language-asian="en" style:country-asian="US"/>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ROVING MONSTERS</dc:title>
    <meta:initial-creator>AKSmith</meta:initial-creator>
    <meta:creation-date>2003-06-26T14:31:00</meta:creation-date>
    <dc:date>2003-07-02T13:21:00</dc:date>
    <meta:editing-cycles>22</meta:editing-cycles>
    <meta:editing-duration>PT1M41S</meta:editing-duration>
    <meta:document-statistic meta:table-count="4" meta:image-count="0" meta:object-count="0" meta:page-count="8" meta:paragraph-count="276" meta:word-count="3320" meta:character-count="19507" meta:non-whitespace-character-count="16457"/>
    <meta:generator>LibreOffice/5.4.6.2$Linux_X86_64 LibreOffice_project/40m0$Build-2</meta:generator>
    <meta:user-defined meta:name="Company">Wizards of the Coast</meta:user-defined>
    <meta:user-defined meta:name="Operator">AKSmith</meta:user-defined>
  </office:meta>
</office:document-meta>
</file>